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cer un repositorio con readme y license</text:p>
      <text:p text:style-name="Standard"/>
      <text:p text:style-name="Standard">Abrir git bash</text:p>
      <text:p text:style-name="Standard"/>
      <text:p text:style-name="Standard">Cd Desktop</text:p>
      <text:p text:style-name="Standard"/>
      <text:p text:style-name="Standard">git clone y el enlace del repositorio</text:p>
      <text:p text:style-name="Standard"/>
      <text:p text:style-name="Standard">entrar en la carpeta creada</text:p>
      <text:p text:style-name="Standard"/>
      <text:p text:style-name="Standard">git add .</text:p>
      <text:p text:style-name="Standard"/>
      <text:p text:style-name="Standard">git commit -m “Commit inicial”</text:p>
      <text:p text:style-name="Standard"/>
      <text:p text:style-name="Standard">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1T16:54:37.65</meta:creation-date>
    <meta:document-statistic meta:table-count="0" meta:image-count="0" meta:object-count="0" meta:page-count="1" meta:paragraph-count="8" meta:word-count="34" meta:character-count="176"/>
    <dc:date>2017-11-21T16:57:55.49</dc:date>
    <meta:editing-duration>PT3M19S</meta:editing-duration>
    <meta:editing-cycles>1</meta:editing-cycles>
    <meta:generator>OpenOffice/4.1.3$Win32 OpenOffice.org_project/413m1$Build-9783</meta:generator>
  </office:meta>
</office:document-meta>
</file>